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7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7-01-01</text:p>
          </table:table-cell>
          <table:table-cell/>
          <table:table-cell office:value-type="string" calcext:value-type="string">
            <text:p>2 sons &amp; 2 daughters; <text:s/>age from bill of s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Bernard Butler</text:p>
          </table:table-cell>
          <table:table-cell office:value-type="string" calcext:value-type="string">
            <text:p>xBernard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2 daughters; Could be Betsy Hill (55) from bill of sale or Besy Hill (25) w/ Sam (1), Ellen (4) and Martha (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oy (Charles - 1)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Boy (Oswald - 5)</text:p>
          </table:table-cell>
          <table:table-cell office:value-type="string" calcext:value-type="string">
            <text:p>Oswa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Boy (Sam - 1)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Is this Besty (Bess Hill_��s) missing infant Sa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Celest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xCharlesx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3-01-01</text:p>
          </table:table-cell>
          <table:table-cell/>
          <table:table-cell office:value-type="string" calcext:value-type="string">
            <text:p>[strikeover][60]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age from bill of sale; Crissa in bill of s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xDani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58-01-01</text:p>
          </table:table-cell>
          <table:table-cell/>
          <table:table-cell office:value-type="string" calcext:value-type="string">
            <text:p>listed as 70 in bill of sale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bill of sale lists age as 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George Harris</text:p>
          </table:table-cell>
          <table:table-cell office:value-type="string" calcext:value-type="string">
            <text:p>xGeorg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7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Girl (Eliza - 10)</text:p>
          </table:table-cell>
          <table:table-cell office:value-type="string" calcext:value-type="string">
            <text:p>Eliz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Girl (Ellen - 4) </text:p>
          </table:table-cell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Girl (Martha - 2)</text:p>
          </table:table-cell>
          <table:table-cell office:value-type="string" calcext:value-type="string">
            <text:p>Marth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Girl (Nance - 8)</text:p>
          </table:table-cell>
          <table:table-cell office:value-type="string" calcext:value-type="string">
            <text:p>Nanc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irl (Sarah - 10) </text:p>
          </table:table-cell>
          <table:table-cell office:value-type="string" calcext:value-type="string">
            <text:p>Sarah <text:s/>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x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nry Johnson</text:p>
          </table:table-cell>
          <table:table-cell office:value-type="string" calcext:value-type="string">
            <text:p>xHenr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im Blair</text:p>
          </table:table-cell>
          <table:table-cell office:value-type="string" calcext:value-type="string">
            <text:p>xJim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Surname from bill of sale (James); <text:s/>age 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xJ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4 daughters; might be Ginny from bill of sale, 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; H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confirmed in two docs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John Co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Coyle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1 son &amp; 1 daughter; <text:s/>maybe Kitty (50) followed by Sarah (10) and Oswald (5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Len Queen</text:p>
          </table:table-cell>
          <table:table-cell office:value-type="string" calcext:value-type="string">
            <text:p>xL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Surname confirmed by two documents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Len Sweetum (or Sweden)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weetum (or Sweden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Sweetum [bill of sale lists age as 57, surname as Sweden]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27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tili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xNac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am (Harris?)</text:p>
          </table:table-cell>
          <table:table-cell office:value-type="string" calcext:value-type="string">
            <text:p>xSam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Could be Sam Harris (25)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xSteph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lame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xTeres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Tom Riley</text:p>
          </table:table-cell>
          <table:table-cell office:value-type="string" calcext:value-type="string">
            <text:p>xTom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Surname from bill of sale; <text:s/>age 18 in bill of sale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</table:table>
      <table:named-expressions/>
      <table:database-ranges>
        <table:database-range table:name="__Anonymous_Sheet_DB__0" table:target-range-address="Sheet1.A1:Sheet1.U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48:31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06T22:55:22.192000000</dc:date>
    <meta:editing-duration>P1DT3H49M28S</meta:editing-duration>
    <meta:editing-cycles>4</meta:editing-cycles>
    <meta:generator>LibreOffice/5.4.4.2$Windows_X86_64 LibreOffice_project/2524958677847fb3bb44820e40380acbe820f960</meta:generator>
    <meta:document-statistic meta:table-count="1" meta:cell-count="589" meta:object-count="0"/>
  </office:meta>
</office:document-meta>
</file>